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30" table:style-name="ce3">
            <text:p>30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18" table:style-name="ce3">
            <text:p>18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4">
            <text:p>25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6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6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27" table:style-name="ce7">
            <text:p>27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27" table:style-name="ce7">
            <text:p>27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9" table:style-name="ce7">
            <text:p>29</text:p>
          </table:table-cell>
          <table:table-cell office:value-type="float" office:value="22" table:style-name="ce7">
            <text:p>22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9">
            <text:p>19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1:12Z</dc:date>
  </office:meta>
</office:document-meta>
</file>